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3.6cm" fo:margin-right="0cm" fo:text-align="start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0cm" fo:margin-right="0cm" fo:text-indent="0cm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and Business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8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's the aim?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Developers or user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companies ask the question 'how can I take advantage of FOSS?'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thers ask the question 'how can I make money from a FOSS product?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In-house use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Advantages for business user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ower licensing costs (often zero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voids vendor lock i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bility to self-suppor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bility to customi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mmon revenue model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Most fall in 5 broad categori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ardware vendors: FOSS can help sell hardwar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ell support: Sell your expertise as software suppor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prietary extensions: Sell an add-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ual licensing: Offer an alternative license for a pric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dvertising: Use FOSS to drive advertising reven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Hardware Vendor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Most server vendors support FOS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uge contributions by major vendors 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e.g. HP, IBM, Intel, Su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a significant factor in making a sa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prietary middleware apps ported to Linux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mbedded vendor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ots of support of FOSS by device make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e.g. NAS vendors, gadget vendor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ell Support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The classic FOSS busines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ioneered by companies like Cygnu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uccess strongly linked to degree of experti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Varien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ackaged support – e.g. RedHat RHEL suppor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Larger services – e.g. large contracts, consult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prietary Extension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elling ad-on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es free base package to gain market shar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d-ons for business critical functionalit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ot allowed by all licens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xamp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Exchange add-on from Novell for Evolu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dd-ons for Mambo C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Dual Licensing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ell an alternative licens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Relies on customer aversion to FOSS licen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used in combination with copyleft main licen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Sometimes called 'GPL innoculation'<text:tab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xamp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ySQL database, commercial use licen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rollTech QT libra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Advertising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Web economy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uge web advertising business arose in last decad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FOSS projects funded purely from advertis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xamp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bby projects and web ad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zilla Firefox and Goog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Earned over US$70M from search deal in 2007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Can it be sustained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Re-release as FOS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4">Start proprietary, change to FOS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times done on otherwise defunct produc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times purchased by new vendor or communit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xamp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etscape navigato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Became base for Mozilla (“free the lizard”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lender 3D graphics too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following bankruptcy and community appeal for EU100k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nterbase databa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Released by Borland in 2000 under MPL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Later abandoned by Borland, but lives on as Firebir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penOffice.or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StarOffice bought by Sun in 1999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Released under dual licens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mmon Mistake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When contributing to FOSS projec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layed relea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registration for downloa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mpany name on all contribut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ermission required for each contribu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version number based permiss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atent applicat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DA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pecial rights for company employe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18.5cm" svg:height="0.962cm" svg:x="4.5cm" svg:y="17cm">
          <draw:text-box>
            <text:p text:style-name="P1"><text:span text:style-name="T1">How do each of these things hurt the project?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06T14:57:17</dc:date>
    <meta:editing-cycles>165</meta:editing-cycles>
    <meta:editing-duration>P4DT2H48M59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